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785b" officeooo:paragraph-rsid="0018785b"/>
    </style:style>
    <style:style style:name="P2" style:family="paragraph" style:parent-style-name="Standard">
      <style:text-properties officeooo:rsid="0019afab" officeooo:paragraph-rsid="0019afab"/>
    </style:style>
    <style:style style:name="P3" style:family="paragraph" style:parent-style-name="Standard">
      <style:text-properties officeooo:rsid="001b5e11" officeooo:paragraph-rsid="001b5e11"/>
    </style:style>
    <style:style style:name="P4" style:family="paragraph" style:parent-style-name="Standard">
      <style:text-properties officeooo:rsid="001b5e11" officeooo:paragraph-rsid="001cf629"/>
    </style:style>
    <style:style style:name="P5" style:family="paragraph" style:parent-style-name="Standard">
      <style:text-properties officeooo:rsid="001e60f8" officeooo:paragraph-rsid="001e60f8"/>
    </style:style>
    <style:style style:name="P6" style:family="paragraph" style:parent-style-name="Standard">
      <style:text-properties officeooo:rsid="0018785b" officeooo:paragraph-rsid="0018785b"/>
    </style:style>
    <style:style style:name="P7" style:family="paragraph" style:parent-style-name="Standard" style:list-style-name="L1">
      <style:text-properties officeooo:rsid="0018785b" officeooo:paragraph-rsid="0018785b"/>
    </style:style>
    <style:style style:name="P8" style:family="paragraph" style:parent-style-name="Standard" style:list-style-name="L2">
      <style:text-properties officeooo:rsid="0019afab" officeooo:paragraph-rsid="0019afab"/>
    </style:style>
    <style:style style:name="P9" style:family="paragraph" style:parent-style-name="Standard" style:list-style-name="L2">
      <style:text-properties officeooo:rsid="001e60f8" officeooo:paragraph-rsid="001e60f8"/>
    </style:style>
    <style:style style:name="P10" style:family="paragraph" style:parent-style-name="Standard">
      <style:text-properties officeooo:rsid="001b5e11" officeooo:paragraph-rsid="0021fef2"/>
    </style:style>
    <style:style style:name="P11" style:family="paragraph" style:parent-style-name="Heading_20_3">
      <style:text-properties officeooo:paragraph-rsid="001f1317"/>
    </style:style>
    <style:style style:name="T1" style:family="text">
      <style:text-properties officeooo:rsid="001cf629"/>
    </style:style>
    <style:style style:name="T2" style:family="text">
      <style:text-properties officeooo:rsid="001e60f8"/>
    </style:style>
    <style:style style:name="T3" style:family="text">
      <style:text-properties officeooo:rsid="0021fe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posed plan of action for WG1</text:h>
      <text:p text:style-name="P1">This is a hasty draft of some ideas for consideration by the WG charged with production of the Corpus. Please don’t hesitate to disagree, propose changes, endorse, question, problematize etc etc. <text:span text:style-name="T3">And please bear in mind that I have only hinted at directions of work: almost every point I make here will need more careful consideraiton and much deeper discussion. </text:span></text:p>
      <text:p text:style-name="P1"/>
      <text:p text:style-name="P1">I think these are the actions we should be undertaking. Each action has a corresponding deliverable, or set of deliverables, and I think they should be undertaken in the order indicated.</text:p>
      <text:p text:style-name="P1"/>
      <text:list xml:id="list3859633976985102086" text:style-name="L1">
        <text:list-item>
          <text:p text:style-name="P7">Definition of sampling principles and selection criteria : a list of identifiable features of novels we will use when deciding whether or not to include them in the corpus</text:p>
        </text:list-item>
        <text:list-item>
          <text:p text:style-name="P7">Definition of which textual features and metadata components shoould be represented in the encoded versions of texts in the corpus : a minimal XML encoding schema, probably based on existing standards such as TEI simplePrint.</text:p>
        </text:list-item>
        <text:list-item>
          <text:p text:style-name="P7">Definition of workflow to build corpus : Identification of titles to be included for each language; <text:s/>sourcing available digital versions; defining and deploying conversion scripts; quality control.</text:p>
        </text:list-item>
      </text:list>
      <text:p text:style-name="P1"/>
      <text:p text:style-name="P2">Some open questions on each of these topics are listed below.</text:p>
      <text:p text:style-name="P2"/>
      <text:h text:style-name="P11" text:outline-level="3">Sampling principles. </text:h>
      <text:p text:style-name="Standard">What population is the corpus intended to represent (if it is intended to be representative?) Should we aim for a balance of some categories across the whole corpus, or only within individual languages? </text:p>
      <text:p text:style-name="Standard"/>
      <text:p text:style-name="P2">Text features we might use as selection criteria are numerous, but if we aim to achieve a balanced corpus (whether balanced as a whole, or within individual languages only) we can only use a few. <text:s/>Some suggestions:</text:p>
      <text:list xml:id="list7879938681876085965" text:style-name="L2">
        <text:list-item>
          <text:p text:style-name="P8">size </text:p>
        </text:list-item>
        <text:list-item>
          <text:p text:style-name="P8">canonicity/<text:span text:style-name="T2">reception</text:span></text:p>
        </text:list-item>
        <text:list-item>
          <text:p text:style-name="P8">authorship </text:p>
        </text:list-item>
        <text:list-item>
          <text:p text:style-name="P8">audience</text:p>
        </text:list-item>
        <text:list-item>
          <text:p text:style-name="P9">date</text:p>
        </text:list-item>
        <text:list-item>
          <text:p text:style-name="P9">genre????</text:p>
          <text:p text:style-name="P9"/>
        </text:list-item>
      </text:list>
      <text:p text:style-name="P1"/>
      <text:h text:style-name="Heading_20_3" text:outline-level="3">Encoding scheme</text:h>
      <text:p text:style-name="P10">The purpose of our encoding is not to represent the original text in all its complexity of structure or appearance, but simply to facilitate a richer and better-informed distant reading than a simple transcription of its lexical content would permit. So we want to distinguish headings and annotations from the rest of the text, and we want to locate stretches of text within gross structural features such as chapters and paragraphs. <text:s/>Metadata associated with each text (title, authorship, date etc.) <text:s/>should always be represented in a standardised way to facilitate subsetting of the corpus. </text:p>
      <text:p text:style-name="P10"/>
      <text:p text:style-name="P10"><text:span text:style-name="T3">We nmay or may not want to establish a principles about the status of editions we will choose to use, or the importance we attach to fidelity of a transcription to an identifiable source documentation.</text:span></text:p>
      <text:p text:style-name="P10"/>
      <text:p text:style-name="P10"><text:soft-page-break/><text:s/>Later stages of the project will need to use additional markup facilities to represent more sophisticated annotations: these will form an additional layer, not discussed here: <text:span text:style-name="T3">the principle should however be that the base text we provide is always available in a uniform encoding.</text:span></text:p>
      <text:p text:style-name="P3"/>
      <text:h text:style-name="Heading_20_3" text:outline-level="3">Workflow.</text:h>
      <text:p text:style-name="P3">Rights issues.</text:p>
      <text:p text:style-name="P3">Select titles first. Maximize variation.</text:p>
      <text:p text:style-name="P4">Consider available formats and select the most reliably convertible, probably HTML or a richer XML format. <text:span text:style-name="T1">Assess accuracy of transcription. D</text:span>eploy appropriate convertor, <text:span text:style-name="T1">or write one</text:span>. <text:span text:style-name="T1">Vaidate against schema. Check accuracy.</text:span></text:p>
      <text:p text:style-name="P5">Likely sources: Gutenberg; OTA; DTA; Obvil; Frantext; Textgrid; </text:p>
      <text:p text:style-name="P5">Typical convertors: from Gutenberg HTML; from DOC; from PDF</text:p>
      <text:p text:style-name="P4"/>
      <text:list xml:id="list105648525888219" text:continue-list="list3859633976985102086" text:style-name="L1">
        <text:list-header>
          <text:p text:style-name="P7"><text:s/></text:p>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8785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09:59:40.715699584</meta:creation-date>
    <dc:date>2017-11-05T10:56:46.859419843</dc:date>
    <meta:editing-duration>PT23M37S</meta:editing-duration>
    <meta:editing-cycles>5</meta:editing-cycles>
    <meta:generator>LibreOffice/5.1.6.2$Linux_X86_64 LibreOffice_project/10m0$Build-2</meta:generator>
    <meta:document-statistic meta:table-count="0" meta:image-count="0" meta:object-count="0" meta:page-count="2" meta:paragraph-count="28" meta:word-count="518" meta:character-count="3244" meta:non-whitespace-character-count="2749"/>
  </office:meta>
</office:document-meta>
</file>